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Kingthings Trypewriter 2" svg:font-family="'Kingthings Trypewriter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Kingthings Trypewriter 2" fo:font-size="14pt" officeooo:rsid="00111df9" officeooo:paragraph-rsid="001250b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50b4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officeooo:rsid="001250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Labirynty Laguny: Konspekt Scenariusza</text:span><text:line-break/><text:line-break/><text:span text:style-name="T1">1. Weneckie Muzeum:</text:span><text:line-break/> <text:s text:c="3"/>- Gracze są świadkami kradzieży tajemniczego artefaktu.<text:line-break/> <text:s text:c="3"/>- Pierwsza konfrontacja z kultystami, którzy uciekają.<text:line-break/> <text:s text:c="3"/>- Znalezienie wskazówki lub notatki wskazującej na dalszy <text:tab/><text:tab/> <text:s/>kierunek śledztwa.<text:line-break/><text:line-break/><text:span text:style-name="T2">2</text:span><text:span text:style-name="T1">. Kanały i Ulice Wenecji:</text:span><text:line-break/> <text:s text:c="3"/>- Badanie pierwszej wskazówki prowadzi graczy przez labirynt <text:s text:c="6"/><text:tab/> <text:s/>kanałów i ulic miasta.<text:line-break/> <text:s text:c="3"/>- Spotkanie z informatorami, którzy znają legendy miasta.<text:line-break/> <text:s text:c="3"/>- Zasadzka ze strony kultystów lub ich sług.<text:line-break/><text:line-break/><text:span text:style-name="T2">3</text:span><text:span text:style-name="T1">. Pałac Ca' Dario:</text:span><text:line-break/> <text:s text:c="3"/>- Spotkanie z duchem Damy w Czerwieni.<text:line-break/> <text:s text:c="3"/>- Dowiadują się o lokalizacji jednego fragmentu maski.<text:line-break/> <text:s text:c="3"/>- Pułapki i zagadki związane z historią pałacu.<text:line-break/><text:line-break/><text:span text:style-name="T2">4</text:span><text:span text:style-name="T1">. Bazylika Santa Maria della Salute:</text:span><text:line-break/> <text:s text:c="3"/>- Poszukiwania w bazylice wskazują na ukryty artefakt.<text:line-break/> <text:s text:c="3"/>- Konfrontacja z kultystami pragnącymi odebrać fragment maski.<text:line-break/> <text:s text:c="3"/>- Odkrycie połączenia maski z Marelai.<text:line-break/></text:p>
      <text:p text:style-name="P1"/>
      <text:p text:style-name="P1"/>
      <text:p text:style-name="P1"/>
      <text:p text:style-name="P1"><text:line-break/><text:span text:style-name="T2">5</text:span><text:span text:style-name="T1">. Podziemia Wenecji:</text:span><text:line-break/> <text:s text:c="3"/>- Eksploracja starożytnych ruin w poszukiwaniu fragmentów <text:tab/> <text:tab/> <text:s/>maski.<text:line-break/> <text:s text:c="3"/>- Spotkanie z morskimi stworzeniami, sługami Marelai.<text:line-break/> <text:s text:c="3"/>- Znalezienie kolejnego klucza do uwolnienia istoty.<text:line-break/><text:line-break/><text:span text:style-name="T2">6</text:span><text:span text:style-name="T1">. Karnawał w Wenecji:</text:span><text:line-break/> <text:s text:c="3"/>- Obserwacja kultystów poszukujących karnawałowej maski.<text:line-break/> <text:s text:c="3"/>- Rozwiązanie zagadki związanej z tradycją maski karnawałowej.<text:line-break/> <text:s text:c="3"/>- Zdobycie ostatniego fragmentu maski.<text:line-break/><text:line-break/><text:span text:style-name="T6">7</text:span>. Konfrontacja na Moście Westchnień:<text:line-break/> <text:s text:c="3"/>- Starcie z głównymi członkami Bractwa Cienia Wody.<text:line-break/> <text:s text:c="3"/>- Próba zakłócenia rytuału uwolnienia Marelai.<text:line-break/> <text:s text:c="3"/>- Finałowa walka i decyzja o losie mask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Kingthings Trypewriter 2" svg:font-family="'Kingthings Trypewriter 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2T23:45:10.960000000</meta:creation-date>
    <dc:date>2023-08-22T23:55:24.701000000</dc:date>
    <meta:editing-duration>PT10M13S</meta:editing-duration>
    <meta:editing-cycles>3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2" meta:word-count="194" meta:character-count="1481" meta:non-whitespace-character-count="1179"/>
  </office:meta>
</office:document-meta>
</file>